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popupmenu/colheader.xml" manifest:media-type=""/>
  <manifest:file-entry manifest:full-path="Configurations2/popupmenu/cell.xml" manifest:media-type=""/>
  <manifest:file-entry manifest:full-path="Configurations2/popupmenu/rowheader.xml" manifest:media-type=""/>
  <manifest:file-entry manifest:full-path="Configurations2/menubar/menubar.xml" manifest:media-type=""/>
  <manifest:file-entry manifest:full-path="Configurations2/toolbar/custom_toolbar_9d47322f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0.2917in"/>
    </style:style>
    <style:style style:name="co7" style:family="table-column">
      <style:table-column-properties fo:break-before="auto" style:column-width="0.3937in"/>
    </style:style>
    <style:style style:name="co8" style:family="table-column">
      <style:table-column-properties fo:break-before="auto" style:column-width="0.6693in"/>
    </style:style>
    <style:style style:name="co9" style:family="table-column">
      <style:table-column-properties fo:break-before="auto" style:column-width="4.528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398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able-cell-properties fo:padding="0.028in"/>
      <style:text-properties fo:font-size="11pt" style:font-size-asian="11pt" style:font-size-complex="11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>
      <style:table-cell-properties style:diagonal-bl-tr="none" style:diagonal-tl-br="none" fo:border="none" fo:padding="0.028in" style:rotation-align="none"/>
      <style:text-properties fo:font-size="11pt" style:font-size-asian="11pt" style:font-size-complex="11pt"/>
    </style:style>
    <style:style style:name="ce34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diagonal-bl-tr="none" style:diagonal-tl-br="none" fo:border="0.06pt solid #33cccc" fo:padding="0.028in" style:rotation-align="none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0.06pt solid #33cccc" fo:padding="0.028in" fo:border-right="0.06pt solid #33cccc" style:rotation-align="none" fo:border-top="none"/>
      <style:text-properties fo:font-size="11pt" style:font-size-asian="11pt" style:font-size-complex="11pt"/>
    </style:style>
    <style:style style:name="ce37" style:family="table-cell" style:parent-style-name="Default" style:data-style-name="N99">
      <style:table-cell-properties fo:padding="0.028in"/>
      <style:text-properties fo:font-size="11pt" style:font-size-asian="11pt" style:font-size-complex="11pt"/>
    </style:style>
    <style:style style:name="ce55" style:family="table-cell" style:parent-style-name="Default" style:data-style-name="N99"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padding="0.028in"/>
      <style:text-properties fo:font-size="11pt" style:font-size-asian="11pt" style:font-size-complex="11pt"/>
    </style:style>
    <style:style style:name="ce3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3399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26pt solid #ffff00" fo:background-color="#333399" style:diagonal-bl-tr="none" style:diagonal-tl-br="none" style:text-align-source="fix" style:repeat-content="false" fo:wrap-option="no-wrap" fo:border-left="none" style:direction="ltr" fo:padding="0.028in" fo:border-right="0.26pt solid #ffff00" style:rotation-angle="0" style:rotation-align="none" style:shrink-to-fit="false" fo:border-top="0.26pt solid #ffff00" style:vertical-align="automatic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3" style:diagonal-bl-tr="none" style:diagonal-tl-br="none" style:text-align-source="fix" style:repeat-content="false" fo:wrap-option="no-wrap" fo:border="0.26pt solid #2a6099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fff3" style:diagonal-bl-tr="none" style:diagonal-tl-br="none" style:text-align-source="fix" style:repeat-content="false" fo:wrap-option="no-wrap" fo:border="0.26pt solid #2a6099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26pt dotted #ffff6d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81ac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26pt solid #ffff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26pt dotted #ffffa6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6pt solid #33cccc" fo:background-color="#ccccff" style:diagonal-bl-tr="none" style:diagonal-tl-br="none" style:text-align-source="fix" style:repeat-content="false" fo:wrap-option="no-wrap" fo:border-left="none" style:direction="ltr" fo:padding="0.028in" fo:border-right="0.06pt solid #33cccc" style:rotation-angle="0" style:rotation-align="none" style:shrink-to-fit="false" fo:border-top="0.06pt solid #33cccc" style:vertical-align="automatic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0">
      <style:table-cell-properties style:diagonal-bl-tr="none" style:diagonal-tl-br="none" fo:border="none" fo:padding="0.028in" style:rotation-align="none"/>
      <style:text-properties fo:font-size="11pt" style:font-size-asian="11pt" style:font-size-complex="11pt"/>
    </style:style>
    <style:style style:name="ce51" style:family="table-cell" style:parent-style-name="Default" style:data-style-name="N99">
      <style:table-cell-properties style:diagonal-bl-tr="none" style:diagonal-tl-br="none" fo:background-color="transparent" fo:border="none" fo:padding="0.028in" style:rotation-align="none"/>
      <style:text-properties fo:font-size="11pt" style:font-size-asian="11pt" style:font-size-complex="11pt"/>
    </style:style>
    <style:style style:name="ce52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26pt solid #2a6099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dedce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26pt solid #2a6099" fo:background-color="#b3cac7" style:diagonal-bl-tr="none" style:diagonal-tl-br="none" style:text-align-source="fix" style:repeat-content="false" fo:wrap-option="no-wrap" fo:border-left="none" style:direction="ltr" fo:padding="0.028in" fo:border-right="0.26pt solid #2a6099" style:rotation-angle="0" style:rotation-align="none" style:shrink-to-fit="false" fo:border-top="0.26pt solid #2a609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no-wrap" fo:border-left="0.26pt solid #2a6099" style:direction="ltr" fo:padding="0.028in" fo:border-right="0.26pt solid #2a6099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26pt solid #2a6099" fo:background-color="#729fcf" style:diagonal-bl-tr="none" style:diagonal-tl-br="none" style:text-align-source="fix" style:repeat-content="false" fo:wrap-option="no-wrap" fo:border-left="0.26pt solid #2a6099" style:direction="ltr" fo:padding="0.028in" fo:border-right="0.26pt solid #2a6099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800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b4c7d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style:diagonal-bl-tr="none" style:diagonal-tl-br="none" fo:background-color="transparent" fo:border="0.06pt solid #33cccc" fo:padding="0.028in" style:rotation-align="none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none" style:vertical-align="automatic" loext:vertical-justify="auto"/>
      <style:paragraph-properties fo:text-align="center" css3t:text-justify="auto"/>
      <style:text-properties fo:color="#339966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0">
      <style:table-cell-properties fo:background-color="#b4c7dc" style:diagonal-bl-tr="none" style:diagonal-tl-br="none" style:text-align-source="fix" style:repeat-content="false" fo:wrap-option="no-wrap" fo:border="none" style:vertical-align="automatic" loext:vertical-justify="auto"/>
      <style:paragraph-properties fo:text-align="center" css3t:text-justify="auto"/>
      <style:text-properties fo:color="#81aca6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0">
      <style:table-cell-properties fo:background-color="#dee6ef" style:diagonal-bl-tr="none" style:diagonal-tl-br="none" style:text-align-source="fix" style:repeat-content="false" fo:wrap-option="no-wrap" fo:border="0.26pt solid #2a6099" style:vertical-align="middle" loext:vertical-justify="auto"/>
      <style:paragraph-properties fo:text-align="center" css3t:text-justify="auto"/>
      <style:text-properties fo:color="#000000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0">
      <style:table-cell-properties fo:border-bottom="0.26pt solid #2a6099" fo:background-color="#729fcf" style:diagonal-bl-tr="none" style:diagonal-tl-br="none" style:text-align-source="fix" style:repeat-content="false" fo:wrap-option="no-wrap" fo:border-left="0.26pt solid #2a6099" fo:border-right="0.26pt solid #2a6099" fo:border-top="none" style:vertical-align="automatic" loext:vertical-justify="auto"/>
      <style:paragraph-properties fo:text-align="center" css3t:text-justify="auto"/>
      <style:text-properties fo:color="#ffff00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0">
      <style:table-cell-properties fo:border-bottom="none" fo:background-color="#729fcf" style:diagonal-bl-tr="none" style:diagonal-tl-br="none" style:text-align-source="fix" style:repeat-content="false" fo:wrap-option="no-wrap" fo:border-left="0.26pt solid #2a6099" fo:border-right="0.26pt solid #2a6099" fo:border-top="none" style:vertical-align="automatic" loext:vertical-justify="auto"/>
      <style:paragraph-properties fo:text-align="center" css3t:text-justify="auto"/>
      <style:text-properties fo:color="#ffff00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 style:data-style-name="N0">
      <style:table-cell-properties fo:background-color="#333399" style:diagonal-bl-tr="none" style:diagonal-tl-br="none" style:text-align-source="fix" style:repeat-content="false" fo:wrap-option="no-wrap" fo:border="none" style:vertical-align="automatic" loext:vertical-justify="auto"/>
      <style:paragraph-properties fo:text-align="start" css3t:text-justify="auto"/>
      <style:text-properties fo:color="#f10d0c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0">
      <style:table-cell-properties fo:border-bottom="0.26pt solid #ffff00" fo:background-color="#333399" style:diagonal-bl-tr="none" style:diagonal-tl-br="none" style:text-align-source="fix" style:repeat-content="false" fo:wrap-option="no-wrap" fo:border-left="none" fo:border-right="0.26pt solid #ffff00" fo:border-top="0.26pt solid #ffff00" style:vertical-align="automatic" loext:vertical-justify="auto"/>
      <style:paragraph-properties fo:text-align="start" css3t:text-justify="auto"/>
      <style:text-properties fo:color="#f10d0c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fo:background-color="#fffff3" style:diagonal-bl-tr="none" style:diagonal-tl-br="none" style:text-align-source="fix" style:repeat-content="false" fo:wrap-option="no-wrap" fo:border="0.26pt solid #2a6099" style:vertical-align="automatic" loext:vertical-justify="auto"/>
      <style:paragraph-properties fo:text-align="start" css3t:text-justify="auto"/>
      <style:text-properties fo:color="#666666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0">
      <style:table-cell-properties fo:background-color="#fffff3" style:diagonal-bl-tr="none" style:diagonal-tl-br="none" style:text-align-source="fix" style:repeat-content="false" fo:wrap-option="no-wrap" fo:border="0.26pt solid #2a6099" style:vertical-align="automatic" loext:vertical-justify="auto"/>
      <style:paragraph-properties fo:text-align="start" css3t:text-justify="auto"/>
      <style:text-properties fo:color="#000000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0">
      <style:table-cell-properties fo:border-bottom="0.26pt solid #2a6099" fo:background-color="#b3cac7" style:diagonal-bl-tr="none" style:diagonal-tl-br="none" style:text-align-source="fix" style:repeat-content="false" fo:wrap-option="no-wrap" fo:border-left="none" fo:border-right="0.26pt solid #2a6099" fo:border-top="0.26pt solid #2a6099" style:vertical-align="middle" loext:vertical-justify="auto"/>
      <style:paragraph-properties fo:text-align="center" css3t:text-justify="auto"/>
      <style:text-properties fo:color="#000000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55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10d0c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ildSpecTempla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1" table:number-columns-repeated="5" table:default-cell-style-name="ce32"/>
        <table:table-column table:style-name="co5" table:default-cell-style-name="ce32"/>
        <table:table-column table:style-name="co1" table:number-columns-repeated="54" table:default-cell-style-name="ce32"/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InitNbrElements</text:p>
          </table:table-cell>
          <table:table-cell table:style-name="ce31" office:value-type="string" calcext:value-type="string">
            <text:p>Order</text:p>
          </table:table-cell>
          <table:table-cell table:style-name="ce31" office:value-type="string" calcext:value-type="string">
            <text:p>SingleRow</text:p>
          </table:table-cell>
          <table:table-cell table:style-name="ce38" office:value-type="string" calcext:value-type="string">
            <text:p>MetaFMT</text:p>
          </table:table-cell>
          <table:table-cell table:style-name="ce38" office:value-type="string" calcext:value-type="string">
            <text:p>SectionFMT</text:p>
          </table:table-cell>
          <table:table-cell table:style-name="ce38" office:value-type="string" calcext:value-type="string">
            <text:p>MetaProtect</text:p>
          </table:table-cell>
          <table:table-cell table:style-name="ce38" office:value-type="string" calcext:value-type="string">
            <text:p>SectionProtect</text:p>
          </table:table-cell>
          <table:table-cell table:style-name="ce38" office:value-type="string" calcext:value-type="string">
            <text:p>RelatedElement</text:p>
          </table:table-cell>
          <table:table-cell table:style-name="ce38" office:value-type="string" calcext:value-type="string">
            <text:p>EvenCFMT</text:p>
          </table:table-cell>
          <table:table-cell table:style-name="ce38" office:value-type="string" calcext:value-type="string">
            <text:p>OddCFMT</text:p>
          </table:table-cell>
          <table:table-cell table:style-name="ce38" office:value-type="string" calcext:value-type="string">
            <text:p>Width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Anchor</text:p>
          </table:table-cell>
          <table:table-cell table:number-columns-repeated="48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39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/>
          <table:table-cell table:style-name="ce52" office:value-type="string" calcext:value-type="string">
            <text:p>A</text:p>
          </table:table-cell>
          <table:table-cell table:style-name="ce54" office:value-type="string" calcext:value-type="string">
            <text:p>A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700" calcext:value-type="float">
            <text:p>7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$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A</text:p>
          </table:table-cell>
          <table:table-cell table:style-name="ce47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700" calcext:value-type="float">
            <text:p>17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2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1500" calcext:value-type="float">
            <text:p>115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</text:p>
          </table:table-cell>
          <table:table-cell table:style-name="ce31" office:value-type="string" calcext:value-type="string">
            <text:p>{$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End</text:p>
          </table:table-cell>
          <table:table-cell table:style-name="ce31" office:value-type="string" calcext:value-type="string">
            <text:p>{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A</text:p>
          </table:table-cell>
          <table:table-cell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MODULE</text:p>
          </table:table-cell>
          <table:table-cell table:style-name="ce33" office:value-type="float" office:value="12" calcext:value-type="float">
            <text:p>12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BUILDPROCESS</text:p>
          </table:table-cell>
          <table:table-cell table:style-name="ce33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OPTIONS</text:p>
          </table:table-cell>
          <table:table-cell table:style-name="ce33" office:value-type="float" office:value="7" calcext:value-type="float">
            <text:p>7</text:p>
          </table:table-cell>
          <table:table-cell table:style-name="ce35" office:value-type="float" office:value="3" calcext:value-type="float">
            <text:p>3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RULE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Open</text:p>
          </table:table-cell>
          <table:table-cell table:style-name="ce34" office:value-type="string" calcext:value-type="string">
            <text:p>{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Close</text:p>
          </table:table-cell>
          <table:table-cell table:style-name="ce34" office:value-type="string" calcext:value-type="string">
            <text:p>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Fill</text:p>
          </table:table-cell>
          <table:table-cell table:style-name="ce34" office:value-type="string" calcext:value-type="string">
            <text:p>{V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chorFil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table:formula="of:=FALSE()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Default" table:number-columns-repeated="4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buildSpecTempl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 table:number-rows-repeated="104855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odelTempla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1" table:number-columns-repeated="5" table:default-cell-style-name="ce32"/>
        <table:table-column table:style-name="co5" table:default-cell-style-name="ce32"/>
        <table:table-column table:style-name="co1" table:number-columns-repeated="54" table:default-cell-style-name="ce32"/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InitNbrElements</text:p>
          </table:table-cell>
          <table:table-cell table:style-name="ce31" office:value-type="string" calcext:value-type="string">
            <text:p>Order</text:p>
          </table:table-cell>
          <table:table-cell table:style-name="ce31" office:value-type="string" calcext:value-type="string">
            <text:p>SingleRow</text:p>
          </table:table-cell>
          <table:table-cell table:style-name="ce38" office:value-type="string" calcext:value-type="string">
            <text:p>MetaFMT</text:p>
          </table:table-cell>
          <table:table-cell table:style-name="ce38" office:value-type="string" calcext:value-type="string">
            <text:p>SectionFMT</text:p>
          </table:table-cell>
          <table:table-cell table:style-name="ce38" office:value-type="string" calcext:value-type="string">
            <text:p>MetaProtect</text:p>
          </table:table-cell>
          <table:table-cell table:style-name="ce38" office:value-type="string" calcext:value-type="string">
            <text:p>SectionProtect</text:p>
          </table:table-cell>
          <table:table-cell table:style-name="ce38" office:value-type="string" calcext:value-type="string">
            <text:p>RelatedElement</text:p>
          </table:table-cell>
          <table:table-cell table:style-name="ce38" office:value-type="string" calcext:value-type="string">
            <text:p>EvenCFMT</text:p>
          </table:table-cell>
          <table:table-cell table:style-name="ce38" office:value-type="string" calcext:value-type="string">
            <text:p>OddCFMT</text:p>
          </table:table-cell>
          <table:table-cell table:style-name="ce38" office:value-type="string" calcext:value-type="string">
            <text:p>Width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Anchor</text:p>
          </table:table-cell>
          <table:table-cell table:number-columns-repeated="48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39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/>
          <table:table-cell table:style-name="ce52" office:value-type="string" calcext:value-type="string">
            <text:p>A</text:p>
          </table:table-cell>
          <table:table-cell table:style-name="ce54" office:value-type="string" calcext:value-type="string">
            <text:p>A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700" calcext:value-type="float">
            <text:p>7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$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A</text:p>
          </table:table-cell>
          <table:table-cell table:style-name="ce47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700" calcext:value-type="float">
            <text:p>17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2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1500" calcext:value-type="float">
            <text:p>115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</text:p>
          </table:table-cell>
          <table:table-cell table:style-name="ce31" office:value-type="string" calcext:value-type="string">
            <text:p>{$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End</text:p>
          </table:table-cell>
          <table:table-cell table:style-name="ce31" office:value-type="string" calcext:value-type="string">
            <text:p>{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A</text:p>
          </table:table-cell>
          <table:table-cell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ELSE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EXCEPT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1" calcext:value-type="float">
            <text:p>11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FINALLY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3" calcext:value-type="float">
            <text:p>13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TRY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0" calcext:value-type="float">
            <text:p>1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</text:p>
          </table:table-cell>
          <table:table-cell table:style-name="ce33" office:value-type="float" office:value="20" calcext:value-type="float">
            <text:p>20</text:p>
          </table:table-cell>
          <table:table-cell table:style-name="ce35" office:value-type="float" office:value="9" calcext:value-type="float">
            <text:p>9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CLASS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SectionElement</text:p>
          </table:table-cell>
          <table:table-cell table:style-name="ce35" office:value-type="string" calcext:value-type="string">
            <text:p>CONDITION</text:p>
          </table:table-cell>
          <table:table-cell table:style-name="ce33" office:value-type="float" office:value="7" calcext:value-type="float">
            <text:p>7</text:p>
          </table:table-cell>
          <table:table-cell table:style-name="ce35" office:value-type="float" office:value="7" calcext:value-type="float">
            <text:p>7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60" table:formula="of:=FALSE()" office:value-type="float" office:value="0" calcext:value-type="float">
            <text:p>0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SectionElement</text:p>
          </table:table-cell>
          <table:table-cell table:style-name="ce35" office:value-type="string" calcext:value-type="string">
            <text:p>EVENT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60" table:formula="of:=FALSE()" office:value-type="float" office:value="0" calcext:value-type="float">
            <text:p>0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EXCEPT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56" office:value-type="string" calcext:value-type="string">
            <text:p>A</text:p>
          </table:table-cell>
          <table:table-cell table:style-name="ce58" office:value-type="string" calcext:value-type="string">
            <text:p>A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EVENT</text:p>
          </table:table-cell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EXCEPTION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INCLUDE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METHOD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NEXT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57" office:value-type="string" calcext:value-type="string">
            <text:p>A</text:p>
          </table:table-cell>
          <table:table-cell table:style-name="ce59" office:value-type="string" calcext:value-type="string">
            <text:p>A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EVENT</text:p>
          </table:table-cell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RULE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Open</text:p>
          </table:table-cell>
          <table:table-cell table:style-name="ce34" office:value-type="string" calcext:value-type="string">
            <text:p>{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Close</text:p>
          </table:table-cell>
          <table:table-cell table:style-name="ce34" office:value-type="string" calcext:value-type="string">
            <text:p>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Fill</text:p>
          </table:table-cell>
          <table:table-cell table:style-name="ce34" office:value-type="string" calcext:value-type="string">
            <text:p>{V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chorFil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table:formula="of:=FALSE()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Default" table:number-columns-repeated="4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modelTempl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Cmd</text:p>
          </table:table-cell>
          <table:table-cell office:value-type="string" calcext:value-type="string">
            <text:p>cmd.exe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TmpDir</text:p>
          </table:table-cell>
          <table:table-cell office:value-type="string" calcext:value-type="string">
            <text:p>c:\temp\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TmpFile</text:p>
          </table:table-cell>
          <table:table-cell office:value-type="string" calcext:value-type="string">
            <text:p>bldscrnnnnn.bat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Act</text:p>
          </table:table-cell>
          <table:table-cell office:value-type="string" calcext:value-type="string">
            <text:p>call I:\Projects\codemapv4\codemap\cmenv\Scripts\activate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DeAct</text:p>
          </table:table-cell>
          <table:table-cell office:value-type="string" calcext:value-type="string">
            <text:p>call I:\Projects\codemapv4\codemap\cmenv\Scripts\deactivate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CMD</text:p>
          </table:table-cell>
          <table:table-cell office:value-type="string" calcext:value-type="string">
            <text:p>%VIRTUAL_ENV%\scripts\python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Module</text:p>
          </table:table-cell>
          <table:table-cell office:value-type="string" calcext:value-type="string">
            <text:p>codemaps.build.build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BldSpec</text:p>
          </table:table-cell>
          <table:table-cell office:value-type="string" calcext:value-type="string">
            <text:p>buildSpec</text:p>
          </table:table-cell>
          <table:table-cell table:number-columns-repeated="61"/>
        </table:table-row>
        <table:table-row table:style-name="ro3" table:number-rows-repeated="104853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__init__" table:style-name="ta1" table:protected="true">
        <loext:table-protection loext:select-protected-cells="true" loext:select-unprotected-cells="true"/>
        <table:table-column table:style-name="co6" table:default-cell-style-name="ce62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0.9213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table:style-name="ce6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table:style-name="ce63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4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__init__.$A$13" table:cell-range-address="$__init__.$A$13:.$D$13"/>
          <table:named-range table:name="ACTIONELSE" table:base-cell-address="$__init__.$A$16" table:cell-range-address="$__init__.$A$16:.$D$16"/>
          <table:named-range table:name="ACTIONEXCEPT" table:base-cell-address="$__init__.$A$15" table:cell-range-address="$__init__.$A$15:.$D$15"/>
          <table:named-range table:name="ACTIONFINALLY" table:base-cell-address="$__init__.$A$17" table:cell-range-address="$__init__.$A$17:.$D$17"/>
          <table:named-range table:name="ACTIONTRY" table:base-cell-address="$__init__.$A$14" table:cell-range-address="$__init__.$A$14:.$D$14"/>
          <table:named-range table:name="CLASS" table:base-cell-address="$__init__.$A$6" table:cell-range-address="$__init__.$A$6:.$D$6"/>
          <table:named-range table:name="CONDITION" table:base-cell-address="$__init__.$A$11" table:cell-range-address="$__init__.$A$11:.$D$11"/>
          <table:named-range table:name="EVENT" table:base-cell-address="$__init__.$A$9" table:cell-range-address="$__init__.$A$9:.$D$10"/>
          <table:named-range table:name="EXCEPT" table:base-cell-address="$__init__.$A$5" table:cell-range-address="$__init__.$A$5:.$D$5"/>
          <table:named-range table:name="EXCEPTION" table:base-cell-address="$__init__.$A$12" table:cell-range-address="$__init__.$A$12:.$D$12"/>
          <table:named-range table:name="INCLUDE" table:base-cell-address="$__init__.$A$8" table:cell-range-address="$__init__.$A$8:.$D$8"/>
          <table:named-range table:name="METHOD" table:base-cell-address="$__init__.$A$7" table:cell-range-address="$__init__.$A$7:.$D$7"/>
          <table:named-range table:name="NEXT" table:base-cell-address="$__init__.$A$4" table:cell-range-address="$__init__.$A$4:.$D$4"/>
          <table:named-range table:name="RULE" table:base-cell-address="$__init__.$A$2" table:cell-range-address="$__init__.$A$2:.$D$3"/>
        </table:named-expressions>
      </table:table>
      <table:table table:name="PlainTextExpression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45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13.7547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45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3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3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3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3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number-columns-repeated="3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number-columns-repeated="3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3">
          <table:table-cell table:number-columns-repeated="3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table:number-columns-repeated="3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table:number-columns-repeated="3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4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number-columns-repeated="4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number-columns-repeated="42"/>
          <table:table-cell office:value-type="string" calcext:value-type="string">
            <text:p>x</text:p>
          </table:table-cell>
          <table:table-cell table:style-name="ce63"/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table:number-columns-repeated="43"/>
          <table:table-cell office:value-type="string" calcext:value-type="string">
            <text:p>x</text:p>
          </table:table-cell>
          <table:table-cell table:style-name="ce70"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table:number-columns-repeated="44"/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number-columns-repeated="3" table:style-name="ce64" office:value-type="string" calcext:value-type="string">
            <text:p>0</text:p>
          </table:table-cell>
          <table:table-cell table:style-name="ce64" office:value-type="string" calcext:value-type="string">
            <text:p>5</text:p>
          </table:table-cell>
          <table:table-cell table:style-name="ce64" office:value-type="string" calcext:value-type="string">
            <text:p>6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7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6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0</text:p>
          </table:table-cell>
          <table:table-cell table:style-name="ce64" office:value-type="string" calcext:value-type="string">
            <text:p>11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10</text:p>
          </table:table-cell>
          <table:table-cell table:number-columns-repeated="3" table:style-name="ce64" office:value-type="string" calcext:value-type="string">
            <text:p>0</text:p>
          </table:table-cell>
          <table:table-cell table:style-name="ce64" office:value-type="string" calcext:value-type="string">
            <text:p>16</text:p>
          </table:table-cell>
          <table:table-cell table:style-name="ce64" office:value-type="string" calcext:value-type="string">
            <text:p>17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8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17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21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23</text:p>
          </table:table-cell>
          <table:table-cell table:style-name="ce64" office:value-type="string" calcext:value-type="string">
            <text:p>21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21</text:p>
          </table:table-cell>
          <table:table-cell table:number-columns-repeated="3" table:style-name="ce64" office:value-type="string" calcext:value-type="string">
            <text:p>23</text:p>
          </table:table-cell>
          <table:table-cell table:number-columns-repeated="4" table:style-name="ce64" office:value-type="string" calcext:value-type="string">
            <text:p>0</text:p>
          </table:table-cell>
          <table:table-cell table:style-name="ce64" office:value-type="string" calcext:value-type="string">
            <text:p>29</text:p>
          </table:table-cell>
          <table:table-cell table:number-columns-repeated="3"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45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45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/>
          <table:table-cell table:number-columns-repeated="16" office:value-type="string" calcext:value-type="string">
            <text:p>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 ExpressionManager(Expression.ExpressionManager):</text:p>
          </table:table-cell>
        </table:table-row>
        <table:table-row table:style-name="ro3">
          <table:table-cell table:number-columns-repeated="17"/>
          <table:table-cell table:number-columns-repeated="10" office:value-type="string" calcext:value-type="string">
            <text:p>0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 ExpressionManagerMemoryEfficient(Expression.ExpressionManager):</text:p>
          </table:table-cell>
        </table:table-row>
        <table:table-row table:style-name="ro3">
          <table:table-cell table:number-columns-repeated="37"/>
          <table:table-cell table:number-columns-repeated="8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 Expression(Expression.Expression):</text:p>
          </table:table-cell>
        </table:table-row>
        <table:table-row table:style-name="ro3">
          <table:table-cell table:number-columns-repeated="45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__init__(self, folder, pattern=None, standardise=False):</text:p>
          </table:table-cell>
        </table:table-row>
        <table:table-row table:style-name="ro3">
          <table:table-cell table:number-columns-repeated="3"/>
          <table:table-cell table:number-columns-repeated="7" office:value-type="string" calcext:value-type="string">
            <text:p>1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expression_for_gene(self, gene):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get_genes(self):</text:p>
          </table:table-cell>
        </table:table-row>
        <table:table-row table:style-name="ro3">
          <table:table-cell table:number-columns-repeated="11"/>
          <table:table-cell table:number-columns-repeated="5" office:value-type="string" calcext:value-type="string">
            <text:p>1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enter(self):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exit(self):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f __init__(self, folder, pattern, standardise=False):</text:p>
          </table:table-cell>
        </table:table-row>
        <table:table-row table:style-name="ro3">
          <table:table-cell table:number-columns-repeated="19"/>
          <table:table-cell table:number-columns-repeated="7" office:value-type="string" calcext:value-type="string">
            <text:p>1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f expression_for_gene(self, gene):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f get_genes(self):</text:p>
          </table:table-cell>
        </table:table-row>
        <table:table-row table:style-name="ro3">
          <table:table-cell table:number-columns-repeated="27"/>
          <table:table-cell table:number-columns-repeated="10" office:value-type="string" calcext:value-type="string">
            <text:p>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f _structure(folder, pattern=None):</text:p>
          </table:table-cell>
        </table:table-row>
        <table:table-row table:style-name="ro3">
          <table:table-cell table:number-columns-repeated="32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ef _ogz(p):</text:p>
          </table:table-cell>
        </table:table-row>
        <table:table-row table:style-name="ro3">
          <table:table-cell table:number-columns-repeated="38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ef __init__(self, path):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f expression_for_gene(self, gene):</text:p>
          </table:table-cell>
        </table:table-row>
        <table:table-row table:style-name="ro3">
          <table:table-cell table:number-columns-repeated="40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ef get_genes(self):</text:p>
          </table:table-cell>
        </table:table-row>
        <table:table-row table:style-name="ro3">
          <table:table-cell table:number-columns-repeated="41"/>
          <table:table-cell table:number-columns-repeated="3" office:value-type="string" calcext:value-type="string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ef enter(self):</text:p>
          </table:table-cell>
        </table:table-row>
        <table:table-row table:style-name="ro3">
          <table:table-cell table:number-columns-repeated="44"/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ef exit(self):</text:p>
          </table:table-cell>
        </table:table-row>
        <table:table-row table:style-name="ro3">
          <table:table-cell table:number-columns-repeated="45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re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ort os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ort io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mport gzip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 table:number-columns-repeated="4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mport pandas</text:p>
          </table:table-cell>
        </table:table-row>
        <table:table-row table:style-name="ro3">
          <table:table-cell office:value-type="string" calcext:value-type="string">
            <text:p>7</text:p>
          </table:table-cell>
          <table:table-cell table:number-columns-repeated="44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rom . import Expression</text:p>
          </table:table-cell>
        </table:table-row>
        <table:table-row table:style-name="ro3">
          <table:table-cell office:value-type="string" calcext:value-type="string">
            <text:p>8</text:p>
          </table:table-cell>
          <table:table-cell table:number-columns-repeated="44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rom ..misc import Math</text:p>
          </table:table-cell>
        </table:table-row>
        <table:table-row table:style-name="ro3">
          <table:table-cell table:number-columns-repeated="45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V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6"/>
          <table:table-cell table:number-columns-repeated="2" office:value-type="string" calcext:value-type="string">
            <text:p>V</text:p>
          </table:table-cell>
          <table:table-cell table:number-columns-repeated="37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8"/>
          <table:table-cell table:number-columns-repeated="2" office:value-type="string" calcext:value-type="string">
            <text:p>V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S</text:p>
          </table:table-cell>
          <table:table-cell table:number-columns-repeated="34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S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12"/>
          <table:table-cell table:number-columns-repeated="2" office:value-type="string" calcext:value-type="string">
            <text:p>V</text:p>
          </table:table-cell>
          <table:table-cell table:number-columns-repeated="31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4"/>
          <table:table-cell table:number-columns-repeated="2" office:value-type="string" calcext:value-type="string">
            <text:p>V</text:p>
          </table:table-cell>
          <table:table-cell table:number-columns-repeated="29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S</text:p>
          </table:table-cell>
          <table:table-cell table:number-columns-repeated="28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S</text:p>
          </table:table-cell>
          <table:table-cell table:number-columns-repeated="27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S</text:p>
          </table:table-cell>
          <table:table-cell table:number-columns-repeated="26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S</text:p>
          </table:table-cell>
          <table:table-cell table:number-columns-repeated="25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20"/>
          <table:table-cell table:number-columns-repeated="2" office:value-type="string" calcext:value-type="string">
            <text:p>V</text:p>
          </table:table-cell>
          <table:table-cell table:number-columns-repeated="23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22"/>
          <table:table-cell table:number-columns-repeated="2" office:value-type="string" calcext:value-type="string">
            <text:p>V</text:p>
          </table:table-cell>
          <table:table-cell table:number-columns-repeated="21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24"/>
          <table:table-cell table:number-columns-repeated="2" office:value-type="string" calcext:value-type="string">
            <text:p>V</text:p>
          </table:table-cell>
          <table:table-cell table:number-columns-repeated="19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S</text:p>
          </table:table-cell>
          <table:table-cell table:number-columns-repeated="18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S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8"/>
          <table:table-cell table:number-columns-repeated="4" office:value-type="string" calcext:value-type="string">
            <text:p>V</text:p>
          </table:table-cell>
          <table:table-cell table:number-columns-repeated="1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32"/>
          <table:table-cell office:value-type="string" calcext:value-type="string">
            <text:p>S</text:p>
          </table:table-cell>
          <table:table-cell table:number-columns-repeated="1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33"/>
          <table:table-cell table:number-columns-repeated="4" office:value-type="string" calcext:value-type="string">
            <text:p>V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37"/>
          <table:table-cell office:value-type="string" calcext:value-type="string">
            <text:p>S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38"/>
          <table:table-cell office:value-type="string" calcext:value-type="string">
            <text:p>S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39"/>
          <table:table-cell office:value-type="string" calcext:value-type="string">
            <text:p>S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40"/>
          <table:table-cell office:value-type="string" calcext:value-type="string">
            <text:p>S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41"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42"/>
          <table:table-cell table:number-columns-repeated="2" office:value-type="string" calcext:value-type="string">
            <text:p>V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44"/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45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self.standardise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office:value-type="string" calcext:value-type="string">
            <text:p>Implements: for (key, value) in d.items()</text:p>
          </table:table-cell>
          <table:table-cell office:value-type="string" calcext:value-type="string">
            <text:p>(key, value) is not None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t_ is not None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office:value-type="string" calcext:value-type="string">
            <text:p>Implements: for name in sorted(self.file_map.keys())</text:p>
          </table:table-cell>
          <table:table-cell office:value-type="string" calcext:value-type="string">
            <text:p>name is not None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'FID' in d_)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string" calcext:value-type="string">
            <text:p>Implements: for file in files</text:p>
          </table:table-cell>
          <table:table-cell office:value-type="string" calcext:value-type="string">
            <text:p>file is not None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_regex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_regex.search(file)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string" calcext:value-type="string">
            <text:p>Implements: for (i, gene) in enumerate(comps)</text:p>
          </table:table-cell>
          <table:table-cell office:value-type="string" calcext:value-type="string">
            <text:p>(i, gene) is not None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gene == 'FID') or (gene == 'IID'))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gene in gene_map))</text:p>
          </table:table-cell>
        </table:table-row>
        <table:table-row table:style-name="ro3">
          <table:table-cell table:number-columns-repeated="4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'FID' in self.d)</text:p>
          </table:table-cell>
        </table:table-row>
        <table:table-row table:style-name="ro3">
          <table:table-cell table:number-columns-repeated="45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45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15"/>
          <table:table-cell office:value-type="string" calcext:value-type="string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gene_map, file_map) = _structure(folder,pattern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2</text:p>
          </table:table-cell>
          <table:table-cell table:number-columns-repeated="15"/>
          <table:table-cell office:value-type="string" calcext:value-type="string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lf.gene_map = gene_map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3</text:p>
          </table:table-cell>
          <table:table-cell table:number-columns-repeated="15"/>
          <table:table-cell office:value-type="string" calcext:value-type="string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f.file_map = file_map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4</text:p>
          </table:table-cell>
          <table:table-cell table:number-columns-repeated="35"/>
          <table:table-cell office:value-type="string" calcext:value-type="string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lf.d = Non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5</text:p>
          </table:table-cell>
          <table:table-cell table:number-columns-repeated="15"/>
          <table:table-cell office:value-type="string" calcext:value-type="string">
            <text:p>4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lf.standardise = standardis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15"/>
          <table:table-cell office:value-type="string" calcext:value-type="string">
            <text:p>1</text:p>
          </table:table-cell>
          <table:table-cell table:number-columns-repeated="2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_ = self.gene_map[gene]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 = {model:self.d[model][gene].values for model in sorted(m_.keys())}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15"/>
          <table:table-cell office:value-type="string" calcext:value-type="string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_ = {}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2</text:p>
          </table:table-cell>
          <table:table-cell table:number-columns-repeated="40"/>
          <table:table-cell office:value-type="float" office:value="9" calcext:value-type="float">
            <text:p>9</text:p>
          </table:table-cell>
          <table:table-cell office:value-type="string" calcext:value-type="string">
            <text:p>Implements: for (key, value) in d.items()</text:p>
          </table:table-cell>
          <table:table-cell office:value-type="string" calcext:value-type="string">
            <text:p>xXx__iter_5=iter(d.items()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string" calcext:value-type="string">
            <text:p>Implements: for (key, value) in d.items()</text:p>
          </table:table-cell>
          <table:table-cell office:value-type="string" calcext:value-type="string">
            <text:p>(key, value)=next(xXx__iter_5,None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15"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_ = Math.standardize(value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15"/>
          <table:table-cell office:value-type="string" calcext:value-type="string">
            <text:p>1</text:p>
          </table:table-cell>
          <table:table-cell table:number-columns-repeated="20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_[key] = t_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37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 = k_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 table:number-columns-repeated="37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turn d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15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turn list(self.gene_map.keys()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1</text:p>
          </table:table-cell>
          <table:table-cell table:number-columns-repeated="33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 = {}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2</text:p>
          </table:table-cell>
          <table:table-cell table:number-columns-repeated="33"/>
          <table:table-cell office:value-type="float" office:value="17" calcext:value-type="float">
            <text:p>17</text:p>
          </table:table-cell>
          <table:table-cell office:value-type="string" calcext:value-type="string">
            <text:p>Implements: for name in sorted(self.file_map.keys())</text:p>
          </table:table-cell>
          <table:table-cell office:value-type="string" calcext:value-type="string">
            <text:p>xXx__iter_12=iter(sorted(self.file_map.keys())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9"/>
          <table:table-cell office:value-type="float" office:value="18" calcext:value-type="float">
            <text:p>18</text:p>
          </table:table-cell>
          <table:table-cell office:value-type="string" calcext:value-type="string">
            <text:p>Implements: for name in sorted(self.file_map.keys())</text:p>
          </table:table-cell>
          <table:table-cell office:value-type="string" calcext:value-type="string">
            <text:p>name=next(xXx__iter_12,None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1</text:p>
          </table:table-cell>
          <table:table-cell table:number-columns-repeated="32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ath = self.file_map[name]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2</text:p>
          </table:table-cell>
          <table:table-cell table:number-columns-repeated="3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ogging.log(9,'Loading %s',path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3</text:p>
          </table:table-cell>
          <table:table-cell table:number-columns-repeated="32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_ = pandas.read_table(path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</text:p>
          </table:table-cell>
          <table:table-cell table:number-columns-repeated="30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_ = d_.drop(['FID', 'IID'],axis=1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[name] = d_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1</text:p>
          </table:table-cell>
          <table:table-cell table:number-columns-repeated="31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lf.d = d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27"/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2</text:p>
          </table:table-cell>
          <table:table-cell table:number-columns-repeated="25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k = {model:pandas.read_table(self.file_map[model],usecols=[gene])[gene].values for model in sorted(m_.keys())}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2</text:p>
          </table:table-cell>
          <table:table-cell table:number-columns-repeated="24"/>
          <table:table-cell office:value-type="float" office:value="27" calcext:value-type="float">
            <text:p>27</text:p>
          </table:table-cell>
          <table:table-cell office:value-type="string" calcext:value-type="string">
            <text:p>Implements: for (key, value) in k.items()</text:p>
          </table:table-cell>
          <table:table-cell office:value-type="string" calcext:value-type="string">
            <text:p>xXx__iter_21=iter(k.items()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19"/>
          <table:table-cell office:value-type="float" office:value="28" calcext:value-type="float">
            <text:p>28</text:p>
          </table:table-cell>
          <table:table-cell office:value-type="string" calcext:value-type="string">
            <text:p>Implements: for (key, value) in k.items()</text:p>
          </table:table-cell>
          <table:table-cell office:value-type="string" calcext:value-type="string">
            <text:p>(key, value)=next(xXx__iter_21,None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k = k_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 table:number-columns-repeated="15"/>
          <table:table-cell office:value-type="string" calcext:value-type="string">
            <text:p>2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turn k</text:p>
          </table:table-cell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44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_exregex = re.compile('TW_(.*)_0.5.expr.txt'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gging.info('Acquiring expression files'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2</text:p>
          </table:table-cell>
          <table:table-cell table:number-columns-repeated="17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files = os.listdir(folder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3</text:p>
          </table:table-cell>
          <table:table-cell table:number-columns-repeated="17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gene_map = {}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4</text:p>
          </table:table-cell>
          <table:table-cell table:number-columns-repeated="17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ile_map = {}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5</text:p>
          </table:table-cell>
          <table:table-cell table:number-columns-repeated="17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_regex = (re.compile(pattern) if pattern else None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6</text:p>
          </table:table-cell>
          <table:table-cell table:number-columns-repeated="17"/>
          <table:table-cell office:value-type="float" office:value="37" calcext:value-type="float">
            <text:p>37</text:p>
          </table:table-cell>
          <table:table-cell office:value-type="string" calcext:value-type="string">
            <text:p>Implements: for file in files</text:p>
          </table:table-cell>
          <table:table-cell office:value-type="string" calcext:value-type="string">
            <text:p>xXx__iter_28=iter(files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7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</text:p>
          </table:table-cell>
          <table:table-cell table:number-columns-repeated="11"/>
          <table:table-cell office:value-type="float" office:value="38" calcext:value-type="float">
            <text:p>38</text:p>
          </table:table-cell>
          <table:table-cell office:value-type="string" calcext:value-type="string">
            <text:p>Implements: for file in files</text:p>
          </table:table-cell>
          <table:table-cell office:value-type="string" calcext:value-type="string">
            <text:p>file=next(xXx__iter_28,None)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ame = _regex.match(file).group(1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1</text:p>
          </table:table-cell>
          <table:table-cell table:number-columns-repeated="15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ame = file</text:p>
          </table:table-cell>
        </table:table-row>
        <table:table-row table:style-name="ro3">
          <table:table-cell table:number-columns-repeated="29"/>
          <table:table-cell table:number-columns-repeated="2" office:value-type="string" calcext:value-type="string">
            <text:p>2</text:p>
          </table:table-cell>
          <table:table-cell table:number-columns-repeated="14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name = name.replace('-','_')</text:p>
          </table:table-cell>
        </table:table-row>
        <table:table-row table:style-name="ro3">
          <table:table-cell table:number-columns-repeated="29"/>
          <table:table-cell table:number-columns-repeated="2" office:value-type="string" calcext:value-type="string">
            <text:p>3</text:p>
          </table:table-cell>
          <table:table-cell table:number-columns-repeated="14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ath = os.path.join(folder,file)</text:p>
          </table:table-cell>
        </table:table-row>
        <table:table-row table:style-name="ro3">
          <table:table-cell table:number-columns-repeated="32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turn io.TextIOWrapper(gzip.open(p,'r'),newline='')</text:p>
          </table:table-cell>
        </table:table-row>
        <table:table-row table:style-name="ro3">
          <table:table-cell table:number-columns-repeated="29"/>
          <table:table-cell table:number-columns-repeated="2" office:value-type="string" calcext:value-type="string">
            <text:p>4</text:p>
          </table:table-cell>
          <table:table-cell table:number-columns-repeated="14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_o = (_ogz if ('.gz' in path) else open)</text:p>
          </table:table-cell>
        </table:table-row>
        <table:table-row table:style-name="ro3">
          <table:table-cell table:number-columns-repeated="29"/>
          <table:table-cell table:number-columns-repeated="2" office:value-type="string" calcext:value-type="string">
            <text:p>5</text:p>
          </table:table-cell>
          <table:table-cell table:number-columns-repeated="14"/>
          <table:table-cell office:value-type="float" office:value="45" calcext:value-type="float">
            <text:p>45</text:p>
          </table:table-cell>
          <table:table-cell office:value-type="string" calcext:value-type="string">
            <text:p>Implements &lt;With _o(path) as f&gt;.</text:p>
          </table:table-cell>
          <table:table-cell office:value-type="string" calcext:value-type="string">
            <text:p>f=_o(path)</text:p>
          </table:table-cell>
        </table:table-row>
        <table:table-row table:style-name="ro3">
          <table:table-cell table:number-columns-repeated="29"/>
          <table:table-cell table:number-columns-repeated="2" office:value-type="string" calcext:value-type="string">
            <text:p>6</text:p>
          </table:table-cell>
          <table:table-cell table:number-columns-repeated="14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comps = f.readline().strip().split()</text:p>
          </table:table-cell>
        </table:table-row>
        <table:table-row table:style-name="ro3">
          <table:table-cell table:number-columns-repeated="29"/>
          <table:table-cell table:number-columns-repeated="2" office:value-type="string" calcext:value-type="string">
            <text:p>7</text:p>
          </table:table-cell>
          <table:table-cell table:number-columns-repeated="14"/>
          <table:table-cell office:value-type="float" office:value="47" calcext:value-type="float">
            <text:p>47</text:p>
          </table:table-cell>
          <table:table-cell office:value-type="string" calcext:value-type="string">
            <text:p>Implements: for (i, gene) in enumerate(comps)</text:p>
          </table:table-cell>
          <table:table-cell office:value-type="string" calcext:value-type="string">
            <text:p>xXx__iter_36=iter(enumerate(comps))</text:p>
          </table:table-cell>
        </table:table-row>
        <table:table-row table:style-name="ro3">
          <table:table-cell table:number-columns-repeated="29"/>
          <table:table-cell table:number-columns-repeated="2"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office:value-type="string" calcext:value-type="string">
            <text:p>Implements: for (i, gene) in enumerate(comps)</text:p>
          </table:table-cell>
          <table:table-cell office:value-type="string" calcext:value-type="string">
            <text:p>(i, gene)=next(xXx__iter_36,None)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gene_map[gene] = {}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ene_map[gene][name] = i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file_map[name] = path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2</text:p>
          </table:table-cell>
          <table:table-cell table:number-columns-repeated="11"/>
          <table:table-cell office:value-type="float" office:value="52" calcext:value-type="float">
            <text:p>52</text:p>
          </table:table-cell>
          <table:table-cell office:value-type="string" calcext:value-type="string">
            <text:p>Implements &lt;With _o(path) as f&gt;.</text:p>
          </table:table-cell>
          <table:table-cell office:value-type="string" calcext:value-type="string">
            <text:p>f.__exit__()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1</text:p>
          </table:table-cell>
          <table:table-cell table:number-columns-repeated="16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eturn (gene_map, file_map)</text:p>
          </table:table-cell>
        </table:table-row>
        <table:table-row table:style-name="ro3">
          <table:table-cell table:number-columns-repeated="38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self.path = path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k = self.d[gene].values</text:p>
          </table:table-cell>
        </table:table-row>
        <table:table-row table:style-name="ro3">
          <table:table-cell table:number-columns-repeated="40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eturn self.d.columns.values</text:p>
          </table:table-cell>
        </table:table-row>
        <table:table-row table:style-name="ro3">
          <table:table-cell table:number-columns-repeated="41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elf.d = pandas.read_table(self.path)</text:p>
          </table:table-cell>
        </table:table-row>
        <table:table-row table:style-name="ro3">
          <table:table-cell table:number-columns-repeated="42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elf.d = self.d.drop(['FID', 'IID'],axis=1)</text:p>
          </table:table-cell>
        </table:table-row>
        <table:table-row table:style-name="ro3">
          <table:table-cell table:number-columns-repeated="45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45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45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45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48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PlainTextExpression.$A$124" table:cell-range-address="$PlainTextExpression.$A$124:.$AV$182"/>
          <table:named-range table:name="ACTIONELSE" table:base-cell-address="$PlainTextExpression.$A$185" table:cell-range-address="$PlainTextExpression.$A$185:.$AV$185"/>
          <table:named-range table:name="ACTIONEXCEPT" table:base-cell-address="$PlainTextExpression.$A$184" table:cell-range-address="$PlainTextExpression.$A$184:.$AV$184"/>
          <table:named-range table:name="ACTIONFINALLY" table:base-cell-address="$PlainTextExpression.$A$186" table:cell-range-address="$PlainTextExpression.$A$186:.$AV$186"/>
          <table:named-range table:name="ACTIONTRY" table:base-cell-address="$PlainTextExpression.$A$183" table:cell-range-address="$PlainTextExpression.$A$183:.$AV$183"/>
          <table:named-range table:name="CLASS" table:base-cell-address="$PlainTextExpression.$A$50" table:cell-range-address="$PlainTextExpression.$A$50:.$AV$53"/>
          <table:named-range table:name="CONDITION" table:base-cell-address="$PlainTextExpression.$A$110" table:cell-range-address="$PlainTextExpression.$A$110:.$AV$122"/>
          <table:named-range table:name="EVENT" table:base-cell-address="$PlainTextExpression.$A$79" table:cell-range-address="$PlainTextExpression.$A$79:.$AV$109"/>
          <table:named-range table:name="EXCEPT" table:base-cell-address="$PlainTextExpression.$A$49" table:cell-range-address="$PlainTextExpression.$A$49:.$AV$49"/>
          <table:named-range table:name="EXCEPTION" table:base-cell-address="$PlainTextExpression.$A$123" table:cell-range-address="$PlainTextExpression.$A$123:.$AV$123"/>
          <table:named-range table:name="INCLUDE" table:base-cell-address="$PlainTextExpression.$A$70" table:cell-range-address="$PlainTextExpression.$A$70:.$AV$78"/>
          <table:named-range table:name="METHOD" table:base-cell-address="$PlainTextExpression.$A$54" table:cell-range-address="$PlainTextExpression.$A$54:.$AV$69"/>
          <table:named-range table:name="NEXT" table:base-cell-address="$PlainTextExpression.$A$48" table:cell-range-address="$PlainTextExpression.$A$48:.$AV$48"/>
          <table:named-range table:name="RULE" table:base-cell-address="$PlainTextExpression.$A$2" table:cell-range-address="$PlainTextExpression.$A$2:.$AV$47"/>
        </table:named-expressions>
      </table:table>
      <table:table table:name="Expression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17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5.5882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17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17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17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 ExpressionManager(object):</text:p>
          </table:table-cell>
        </table:table-row>
        <table:table-row table:style-name="ro3">
          <table:table-cell table:number-columns-repeated="6"/>
          <table:table-cell table:number-columns-repeated="5" office:value-type="string" calcext:value-type="string">
            <text:p>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 Expression(object):</text:p>
          </table:table-cell>
        </table:table-row>
        <table:table-row table:style-name="ro3">
          <table:table-cell table:number-columns-repeated="11"/>
          <table:table-cell table:number-columns-repeated="6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 ExpressionFromData(Expression):</text:p>
          </table:table-cell>
        </table:table-row>
        <table:table-row table:style-name="ro3">
          <table:table-cell table:number-columns-repeated="17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expression_for_gene(self, gene):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get_genes(self):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enter(self):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exit(self):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expression_for_gene(self, gene):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f get_genes(self):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f enter(self):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f exit(self):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f __init__(self, data):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ef expression_for_gene(self, gene):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ef get_genes(self):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f enter(self):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ef exit(self):</text:p>
          </table:table-cell>
        </table:table-row>
        <table:table-row table:style-name="ro3">
          <table:table-cell table:number-columns-repeated="17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.. import Exceptions</text:p>
          </table:table-cell>
        </table:table-row>
        <table:table-row table:style-name="ro3">
          <table:table-cell table:number-columns-repeated="17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S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S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S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S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S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S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S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17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17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ise Exceptions.ReportableException('Unimplemented expression_for_gene'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ise Exceptions.ReportableException('Unimplemented get_genes')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3"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lf.d = data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 = self.d[gene]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turn k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turn list(self.d.keys())</text:p>
          </table:table-cell>
        </table:table-row>
        <table:table-row table:style-name="ro3">
          <table:table-cell table:number-columns-repeated="17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17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17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17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20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Expression.$A$62" table:cell-range-address="$Expression.$A$62:.$T$69"/>
          <table:named-range table:name="ACTIONELSE" table:base-cell-address="$Expression.$A$72" table:cell-range-address="$Expression.$A$72:.$T$72"/>
          <table:named-range table:name="ACTIONEXCEPT" table:base-cell-address="$Expression.$A$71" table:cell-range-address="$Expression.$A$71:.$T$71"/>
          <table:named-range table:name="ACTIONFINALLY" table:base-cell-address="$Expression.$A$73" table:cell-range-address="$Expression.$A$73:.$T$73"/>
          <table:named-range table:name="ACTIONTRY" table:base-cell-address="$Expression.$A$70" table:cell-range-address="$Expression.$A$70:.$T$70"/>
          <table:named-range table:name="CLASS" table:base-cell-address="$Expression.$A$22" table:cell-range-address="$Expression.$A$22:.$T$25"/>
          <table:named-range table:name="CONDITION" table:base-cell-address="$Expression.$A$60" table:cell-range-address="$Expression.$A$60:.$T$60"/>
          <table:named-range table:name="EVENT" table:base-cell-address="$Expression.$A$42" table:cell-range-address="$Expression.$A$42:.$T$59"/>
          <table:named-range table:name="EXCEPT" table:base-cell-address="$Expression.$A$21" table:cell-range-address="$Expression.$A$21:.$T$21"/>
          <table:named-range table:name="EXCEPTION" table:base-cell-address="$Expression.$A$61" table:cell-range-address="$Expression.$A$61:.$T$61"/>
          <table:named-range table:name="INCLUDE" table:base-cell-address="$Expression.$A$40" table:cell-range-address="$Expression.$A$40:.$T$41"/>
          <table:named-range table:name="METHOD" table:base-cell-address="$Expression.$A$26" table:cell-range-address="$Expression.$A$26:.$T$39"/>
          <table:named-range table:name="NEXT" table:base-cell-address="$Expression.$A$20" table:cell-range-address="$Expression.$A$20:.$T$20"/>
          <table:named-range table:name="RULE" table:base-cell-address="$Expression.$A$2" table:cell-range-address="$Expression.$A$2:.$T$19"/>
        </table:named-expressions>
      </table:table>
      <table:table table:name="HDF5Expression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49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14.9213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49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3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3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3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3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number-columns-repeated="3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number-columns-repeated="3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3">
          <table:table-cell table:number-columns-repeated="3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table:number-columns-repeated="3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table:number-columns-repeated="3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4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number-columns-repeated="4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number-columns-repeated="4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table:number-columns-repeated="4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table:number-columns-repeated="4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number-columns-repeated="4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table:number-columns-repeated="46"/>
          <table:table-cell office:value-type="string" calcext:value-type="string">
            <text:p>x</text:p>
          </table:table-cell>
          <table:table-cell table:style-name="ce63"/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table:number-columns-repeated="47"/>
          <table:table-cell office:value-type="string" calcext:value-type="string">
            <text:p>x</text:p>
          </table:table-cell>
          <table:table-cell table:style-name="ce70"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number-columns-repeated="48"/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table:number-columns-repeated="4" table:style-name="ce64" office:value-type="string" calcext:value-type="string">
            <text:p>0</text:p>
          </table:table-cell>
          <table:table-cell table:style-name="ce64" office:value-type="string" calcext:value-type="string">
            <text:p>6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7</text:p>
          </table:table-cell>
          <table:table-cell table:number-columns-repeated="2" table:style-name="ce64" office:value-type="string" calcext:value-type="string">
            <text:p>8</text:p>
          </table:table-cell>
          <table:table-cell table:style-name="ce64" office:value-type="string" calcext:value-type="string">
            <text:p>9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0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9</text:p>
          </table:table-cell>
          <table:table-cell table:number-columns-repeated="3" table:style-name="ce64" office:value-type="string" calcext:value-type="string">
            <text:p>0</text:p>
          </table:table-cell>
          <table:table-cell table:style-name="ce64" office:value-type="string" calcext:value-type="string">
            <text:p>15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16</text:p>
          </table:table-cell>
          <table:table-cell table:number-columns-repeated="2" table:style-name="ce64" office:value-type="string" calcext:value-type="string">
            <text:p>15</text:p>
          </table:table-cell>
          <table:table-cell table:number-columns-repeated="2" table:style-name="ce64" office:value-type="string" calcext:value-type="string">
            <text:p>16</text:p>
          </table:table-cell>
          <table:table-cell table:number-columns-repeated="2" table:style-name="ce64" office:value-type="string" calcext:value-type="string">
            <text:p>18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21</text:p>
          </table:table-cell>
          <table:table-cell table:number-columns-repeated="5" table:style-name="ce64" office:value-type="string" calcext:value-type="string">
            <text:p>0</text:p>
          </table:table-cell>
          <table:table-cell table:style-name="ce64" office:value-type="string" calcext:value-type="string">
            <text:p>25</text:p>
          </table:table-cell>
          <table:table-cell table:number-columns-repeated="6" table:style-name="ce64" office:value-type="string" calcext:value-type="string">
            <text:p>0</text:p>
          </table:table-cell>
          <table:table-cell table:style-name="ce64" office:value-type="string" calcext:value-type="string">
            <text:p>31</text:p>
          </table:table-cell>
          <table:table-cell table:number-columns-repeated="5"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office:value-type="string" calcext:value-type="string">
            <text:p>2</text:p>
          </table:table-cell>
          <table:table-cell table:style-name="ce65" table:number-columns-repeated="48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49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16" office:value-type="string" calcext:value-type="string">
            <text:p>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 ExpressionManager(_Expression.ExpressionManager):</text:p>
          </table:table-cell>
        </table:table-row>
        <table:table-row table:style-name="ro3">
          <table:table-cell table:number-columns-repeated="34"/>
          <table:table-cell table:number-columns-repeated="8" office:value-type="string" calcext:value-type="string">
            <text:p>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 Expression(_Expression.Expression):</text:p>
          </table:table-cell>
        </table:table-row>
        <table:table-row table:style-name="ro3">
          <table:table-cell table:number-columns-repeated="49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__init__(self, folder, pattern=None, code_999=False, standardise=False):</text:p>
          </table:table-cell>
        </table:table-row>
        <table:table-row table:style-name="ro3">
          <table:table-cell table:number-columns-repeated="4"/>
          <table:table-cell table:number-columns-repeated="11" office:value-type="string" calcext:value-type="string">
            <text:p>1</text:p>
          </table:table-cell>
          <table:table-cell table:number-columns-repeated="3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expression_for_gene(self, gene):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get_genes(self):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enter(self):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exit(self):</text:p>
          </table:table-cell>
        </table:table-row>
        <table:table-row table:style-name="ro3">
          <table:table-cell table:number-columns-repeated="18"/>
          <table:table-cell table:number-columns-repeated="8" office:value-type="string" calcext:value-type="string">
            <text:p>0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f _structure(folder, pattern=None):</text:p>
          </table:table-cell>
        </table:table-row>
        <table:table-row table:style-name="ro3">
          <table:table-cell table:number-columns-repeated="26"/>
          <table:table-cell table:number-columns-repeated="3" office:value-type="string" calcext:value-type="string">
            <text:p>0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f _close(h5):</text:p>
          </table:table-cell>
        </table:table-row>
        <table:table-row table:style-name="ro3">
          <table:table-cell table:number-columns-repeated="29"/>
          <table:table-cell table:number-columns-repeated="5" office:value-type="string" calcext:value-type="string">
            <text:p>0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f _code_999(k):</text:p>
          </table:table-cell>
        </table:table-row>
        <table:table-row table:style-name="ro3">
          <table:table-cell table:number-columns-repeated="30"/>
          <table:table-cell table:number-columns-repeated="4" office:value-type="string" calcext:value-type="string">
            <text:p>1</text:p>
          </table:table-cell>
          <table:table-cell table:number-columns-repeated="1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f c_(x):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ef __init__(self, path, code_999=False):</text:p>
          </table:table-cell>
        </table:table-row>
        <table:table-row table:style-name="ro3">
          <table:table-cell table:number-columns-repeated="36"/>
          <table:table-cell table:number-columns-repeated="3" office:value-type="string" calcext:value-type="string">
            <text:p>1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ef expression_for_gene(self, gene):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f get_genes(self):</text:p>
          </table:table-cell>
        </table:table-row>
        <table:table-row table:style-name="ro3">
          <table:table-cell table:number-columns-repeated="40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ef enter(self):</text:p>
          </table:table-cell>
        </table:table-row>
        <table:table-row table:style-name="ro3">
          <table:table-cell table:number-columns-repeated="41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ef exit(self):</text:p>
          </table:table-cell>
        </table:table-row>
        <table:table-row table:style-name="ro3">
          <table:table-cell table:number-columns-repeated="42"/>
          <table:table-cell table:number-columns-repeated="5" office:value-type="string" calcext:value-type="string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ef _code_999_b(k):</text:p>
          </table:table-cell>
        </table:table-row>
        <table:table-row table:style-name="ro3">
          <table:table-cell table:number-columns-repeated="43"/>
          <table:table-cell table:number-columns-repeated="4" office:value-type="string" calcext:value-type="string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ef c_(x):</text:p>
          </table:table-cell>
        </table:table-row>
        <table:table-row table:style-name="ro3">
          <table:table-cell table:number-columns-repeated="47"/>
          <table:table-cell office:value-type="string" calcext:value-type="string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ef _structure_file(file_path):</text:p>
          </table:table-cell>
        </table:table-row>
        <table:table-row table:style-name="ro3">
          <table:table-cell table:number-columns-repeated="48"/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ef _close_file(h5):</text:p>
          </table:table-cell>
        </table:table-row>
        <table:table-row table:style-name="ro3">
          <table:table-cell table:number-columns-repeated="49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os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48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re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48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ort numpy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number-columns-repeated="48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mport h5py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 table:number-columns-repeated="48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mport h5py_cache</text:p>
          </table:table-cell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table:number-columns-repeated="4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rom . import Expression as _Expression</text:p>
          </table:table-cell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table:number-columns-repeated="4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rom ..misc import Math</text:p>
          </table:table-cell>
        </table:table-row>
        <table:table-row table:style-name="ro3">
          <table:table-cell table:number-columns-repeated="49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number-columns-repeated="47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S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table:number-columns-repeated="2" office:value-type="string" calcext:value-type="string">
            <text:p>V</text:p>
          </table:table-cell>
          <table:table-cell table:number-columns-repeated="4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7"/>
          <table:table-cell table:number-columns-repeated="2" office:value-type="string" calcext:value-type="string">
            <text:p>V</text:p>
          </table:table-cell>
          <table:table-cell table:number-columns-repeated="40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9"/>
          <table:table-cell table:number-columns-repeated="2" office:value-type="string" calcext:value-type="string">
            <text:p>V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11"/>
          <table:table-cell table:number-columns-repeated="2" office:value-type="string" calcext:value-type="string">
            <text:p>V</text:p>
          </table:table-cell>
          <table:table-cell table:number-columns-repeated="36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13"/>
          <table:table-cell table:number-columns-repeated="2" office:value-type="string" calcext:value-type="string">
            <text:p>V</text:p>
          </table:table-cell>
          <table:table-cell table:number-columns-repeated="34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S</text:p>
          </table:table-cell>
          <table:table-cell table:number-columns-repeated="3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S</text:p>
          </table:table-cell>
          <table:table-cell table:number-columns-repeated="3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S</text:p>
          </table:table-cell>
          <table:table-cell table:number-columns-repeated="31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S</text:p>
          </table:table-cell>
          <table:table-cell table:number-columns-repeated="3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9"/>
          <table:table-cell table:number-columns-repeated="4" office:value-type="string" calcext:value-type="string">
            <text:p>V</text:p>
          </table:table-cell>
          <table:table-cell table:number-columns-repeated="26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23"/>
          <table:table-cell table:number-columns-repeated="3" office:value-type="string" calcext:value-type="string">
            <text:p>V</text:p>
          </table:table-cell>
          <table:table-cell table:number-columns-repeated="23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S</text:p>
          </table:table-cell>
          <table:table-cell table:number-columns-repeated="2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27"/>
          <table:table-cell table:number-columns-repeated="2" office:value-type="string" calcext:value-type="string">
            <text:p>V</text:p>
          </table:table-cell>
          <table:table-cell table:number-columns-repeated="2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29"/>
          <table:table-cell office:value-type="string" calcext:value-type="string">
            <text:p>S</text:p>
          </table:table-cell>
          <table:table-cell table:number-columns-repeated="19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30"/>
          <table:table-cell office:value-type="string" calcext:value-type="string">
            <text:p>S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31"/>
          <table:table-cell table:number-columns-repeated="3" office:value-type="string" calcext:value-type="string">
            <text:p>V</text:p>
          </table:table-cell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34"/>
          <table:table-cell office:value-type="string" calcext:value-type="string">
            <text:p>S</text:p>
          </table:table-cell>
          <table:table-cell table:number-columns-repeated="14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35"/>
          <table:table-cell office:value-type="string" calcext:value-type="string">
            <text:p>S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36"/>
          <table:table-cell office:value-type="string" calcext:value-type="string">
            <text:p>S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37"/>
          <table:table-cell table:number-columns-repeated="2" office:value-type="string" calcext:value-type="string">
            <text:p>V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39"/>
          <table:table-cell office:value-type="string" calcext:value-type="string">
            <text:p>S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40"/>
          <table:table-cell office:value-type="string" calcext:value-type="string">
            <text:p>S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41"/>
          <table:table-cell office:value-type="string" calcext:value-type="string">
            <text:p>S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42"/>
          <table:table-cell office:value-type="string" calcext:value-type="string">
            <text:p>S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43"/>
          <table:table-cell office:value-type="string" calcext:value-type="string">
            <text:p>S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44"/>
          <table:table-cell table:number-columns-repeated="3" office:value-type="string" calcext:value-type="string">
            <text:p>V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47"/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48"/>
          <table:table-cell office:value-type="string" calcext:value-type="string">
            <text:p>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49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gene == self.last_gene)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self.code_999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self.standardise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6"/>
          <table:table-cell office:value-type="float" office:value="4" calcext:value-type="float">
            <text:p>4</text:p>
          </table:table-cell>
          <table:table-cell office:value-type="string" calcext:value-type="string">
            <text:p>Implements: for (key, value) in k.items()</text:p>
          </table:table-cell>
          <table:table-cell office:value-type="string" calcext:value-type="string">
            <text:p>(key, value) is not None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t_ is not None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string" calcext:value-type="string">
            <text:p>Implements: for file in files</text:p>
          </table:table-cell>
          <table:table-cell office:value-type="string" calcext:value-type="string">
            <text:p>file is not None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_regex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_regex.search(file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23"/>
          <table:table-cell office:value-type="float" office:value="9" calcext:value-type="float">
            <text:p>9</text:p>
          </table:table-cell>
          <table:table-cell office:value-type="string" calcext:value-type="string">
            <text:p>Implements: for (i, gene) in enumerate(genes)</text:p>
          </table:table-cell>
          <table:table-cell office:value-type="string" calcext:value-type="string">
            <text:p>(i, gene) is not None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gene in gene_map)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0"/>
          <table:table-cell office:value-type="float" office:value="11" calcext:value-type="float">
            <text:p>11</text:p>
          </table:table-cell>
          <table:table-cell office:value-type="string" calcext:value-type="string">
            <text:p>Implements: for (name, h_) in h5.items()</text:p>
          </table:table-cell>
          <table:table-cell office:value-type="string" calcext:value-type="string">
            <text:p>(name, h_) is not None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15"/>
          <table:table-cell office:value-type="float" office:value="12" calcext:value-type="float">
            <text:p>1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numpy.sum(close)</text:p>
          </table:table-cell>
        </table:table-row>
        <table:table-row table:style-name="ro3">
          <table:table-cell table:number-columns-repeated="3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logged_)</text:p>
          </table:table-cell>
        </table:table-row>
        <table:table-row table:style-name="ro3">
          <table:table-cell table:number-columns-repeated="44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numpy.isclose(x,(- 999),atol=0.001,rtol=0)</text:p>
          </table:table-cell>
        </table:table-row>
        <table:table-row table:style-name="ro3">
          <table:table-cell table:number-columns-repeated="49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ept</text:p>
          </table:table-cell>
        </table:table-row>
        <table:table-row table:style-name="ro3">
          <table:table-cell table:number-columns-repeated="49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ging.info("Couldn't import h5py_cache. Anyway, this dependency should be removed. It has been folded into h5py"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lf.gene_map = Non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</text:p>
          </table:table-cell>
          <table:table-cell table:number-columns-repeated="31"/>
          <table:table-cell office:value-type="string" calcext:value-type="string">
            <text:p>3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f.h5 = Non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3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lf.folder = folder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4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lf.pattern = patter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5</text:p>
          </table:table-cell>
          <table:table-cell table:number-columns-repeated="31"/>
          <table:table-cell office:value-type="string" calcext:value-type="string">
            <text:p>5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elf.code_999 = code_999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6</text:p>
          </table:table-cell>
          <table:table-cell table:number-columns-repeated="45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elf.last_gene = Non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7</text:p>
          </table:table-cell>
          <table:table-cell table:number-columns-repeated="4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lf.k = Non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8</text:p>
          </table:table-cell>
          <table:table-cell table:number-columns-repeated="4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elf.standardise = standardise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turn self.k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4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_ = self.gene_map[gene]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2</text:p>
          </table:table-cell>
          <table:table-cell table:number-columns-repeated="4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 = {model:self.h5[model]['pred_expr'][m_[model]] for model in sorted(m_.keys())}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41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ogging.log(8,'Looking for code -999')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2</text:p>
          </table:table-cell>
          <table:table-cell table:number-columns-repeated="41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k = _code_999(k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1</text:p>
          </table:table-cell>
          <table:table-cell table:number-columns-repeated="39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ogging.log(8,'Standardizing'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2</text:p>
          </table:table-cell>
          <table:table-cell table:number-columns-repeated="39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k_ = {}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3</text:p>
          </table:table-cell>
          <table:table-cell table:number-columns-repeated="39"/>
          <table:table-cell office:value-type="float" office:value="17" calcext:value-type="float">
            <text:p>17</text:p>
          </table:table-cell>
          <table:table-cell office:value-type="string" calcext:value-type="string">
            <text:p>Implements: for (key, value) in k.items()</text:p>
          </table:table-cell>
          <table:table-cell office:value-type="string" calcext:value-type="string">
            <text:p>xXx__iter_13=iter(k.items()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4"/>
          <table:table-cell office:value-type="float" office:value="18" calcext:value-type="float">
            <text:p>18</text:p>
          </table:table-cell>
          <table:table-cell office:value-type="string" calcext:value-type="string">
            <text:p>Implements: for (key, value) in k.items()</text:p>
          </table:table-cell>
          <table:table-cell office:value-type="string" calcext:value-type="string">
            <text:p>(key, value)=next(xXx__iter_13,None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1</text:p>
          </table:table-cell>
          <table:table-cell table:number-columns-repeated="37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_ = Math.standardize(value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1</text:p>
          </table:table-cell>
          <table:table-cell table:number-columns-repeated="35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k_[key] = t_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1</text:p>
          </table:table-cell>
          <table:table-cell table:number-columns-repeated="36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k = k_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 table:number-columns-repeated="36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elf.k = k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</text:p>
          </table:table-cell>
          <table:table-cell table:number-columns-repeated="36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elf.last_gene = gen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</text:p>
          </table:table-cell>
          <table:table-cell table:number-columns-repeated="16"/>
          <table:table-cell office:value-type="string" calcext:value-type="string">
            <text:p>3</text:p>
          </table:table-cell>
          <table:table-cell table:number-columns-repeated="7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turn k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1</text:p>
          </table:table-cell>
          <table:table-cell table:number-columns-repeated="33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turn list(self.gene_map.keys()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32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gene_map, h5) = _structure(self.folder,self.pattern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2</text:p>
          </table:table-cell>
          <table:table-cell table:number-columns-repeated="32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elf.gene_map = gene_map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3</text:p>
          </table:table-cell>
          <table:table-cell table:number-columns-repeated="23"/>
          <table:table-cell office:value-type="string" calcext:value-type="string">
            <text:p>2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elf.h5 = h5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4</text:p>
          </table:table-cell>
          <table:table-cell table:number-columns-repeated="3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eturn self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1</text:p>
          </table:table-cell>
          <table:table-cell table:number-columns-repeated="31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_close(self.h5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table:number-columns-repeated="30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logging.info('Acquiring HDF5 expression files'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2</text:p>
          </table:table-cell>
          <table:table-cell table:number-columns-repeated="30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iles = os.listdir(folder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3</text:p>
          </table:table-cell>
          <table:table-cell table:number-columns-repeated="30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h5 = {}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4</text:p>
          </table:table-cell>
          <table:table-cell table:number-columns-repeated="30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gene_map = {}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5</text:p>
          </table:table-cell>
          <table:table-cell table:number-columns-repeated="30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_regex = (re.compile(pattern) if pattern else None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6</text:p>
          </table:table-cell>
          <table:table-cell table:number-columns-repeated="30"/>
          <table:table-cell office:value-type="float" office:value="36" calcext:value-type="float">
            <text:p>36</text:p>
          </table:table-cell>
          <table:table-cell office:value-type="string" calcext:value-type="string">
            <text:p>Implements: for file in files</text:p>
          </table:table-cell>
          <table:table-cell office:value-type="string" calcext:value-type="string">
            <text:p>xXx__iter_22=iter(files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7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5"/>
          <table:table-cell office:value-type="float" office:value="37" calcext:value-type="float">
            <text:p>37</text:p>
          </table:table-cell>
          <table:table-cell office:value-type="string" calcext:value-type="string">
            <text:p>Implements: for file in files</text:p>
          </table:table-cell>
          <table:table-cell office:value-type="string" calcext:value-type="string">
            <text:p>file=next(xXx__iter_22,None)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1</text:p>
          </table:table-cell>
          <table:table-cell table:number-columns-repeated="27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ame = _regex.match(file).group(1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1</text:p>
          </table:table-cell>
          <table:table-cell table:number-columns-repeated="28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ame = file</text:p>
          </table:table-cell>
        </table:table-row>
        <table:table-row table:style-name="ro3">
          <table:table-cell table:number-columns-repeated="20"/>
          <table:table-cell table:number-columns-repeated="2" office:value-type="string" calcext:value-type="string">
            <text:p>2</text:p>
          </table:table-cell>
          <table:table-cell table:number-columns-repeated="2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ame = name.replace('-','_')</text:p>
          </table:table-cell>
        </table:table-row>
        <table:table-row table:style-name="ro3">
          <table:table-cell table:number-columns-repeated="20"/>
          <table:table-cell table:number-columns-repeated="2" office:value-type="string" calcext:value-type="string">
            <text:p>3</text:p>
          </table:table-cell>
          <table:table-cell table:number-columns-repeated="27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path = os.path.join(folder,file)</text:p>
          </table:table-cell>
        </table:table-row>
        <table:table-row table:style-name="ro3">
          <table:table-cell table:number-columns-repeated="20"/>
          <table:table-cell table:number-columns-repeated="2" office:value-type="string" calcext:value-type="string">
            <text:p>4</text:p>
          </table:table-cell>
          <table:table-cell table:number-columns-repeated="27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ile = h5py.File(path,'r')</text:p>
          </table:table-cell>
        </table:table-row>
        <table:table-row table:style-name="ro3">
          <table:table-cell table:number-columns-repeated="20"/>
          <table:table-cell table:number-columns-repeated="2" office:value-type="string" calcext:value-type="string">
            <text:p>5</text:p>
          </table:table-cell>
          <table:table-cell table:number-columns-repeated="25"/>
          <table:table-cell office:value-type="string" calcext:value-type="string">
            <text:p>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genes = [g for g in file['genes']]</text:p>
          </table:table-cell>
        </table:table-row>
        <table:table-row table:style-name="ro3">
          <table:table-cell table:number-columns-repeated="20"/>
          <table:table-cell table:number-columns-repeated="2" office:value-type="string" calcext:value-type="string">
            <text:p>6</text:p>
          </table:table-cell>
          <table:table-cell table:number-columns-repeated="27"/>
          <table:table-cell office:value-type="float" office:value="44" calcext:value-type="float">
            <text:p>44</text:p>
          </table:table-cell>
          <table:table-cell office:value-type="string" calcext:value-type="string">
            <text:p>Implements: for (i, gene) in enumerate(genes)</text:p>
          </table:table-cell>
          <table:table-cell office:value-type="string" calcext:value-type="string">
            <text:p>xXx__iter_28=iter(enumerate(genes))</text:p>
          </table:table-cell>
        </table:table-row>
        <table:table-row table:style-name="ro3">
          <table:table-cell table:number-columns-repeated="20"/>
          <table:table-cell table:number-columns-repeated="2" office:value-type="string" calcext:value-type="string">
            <text:p>7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3"/>
          <table:table-cell office:value-type="float" office:value="45" calcext:value-type="float">
            <text:p>45</text:p>
          </table:table-cell>
          <table:table-cell office:value-type="string" calcext:value-type="string">
            <text:p>Implements: for (i, gene) in enumerate(genes)</text:p>
          </table:table-cell>
          <table:table-cell office:value-type="string" calcext:value-type="string">
            <text:p>(i, gene)=next(xXx__iter_28,None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1</text:p>
          </table:table-cell>
          <table:table-cell table:number-columns-repeated="24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gene_map[gene] = {}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3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gene_map[gene][name] = i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1</text:p>
          </table:table-cell>
          <table:table-cell table:number-columns-repeated="25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h5[name] = file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1</text:p>
          </table:table-cell>
          <table:table-cell table:number-columns-repeated="29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eturn (gene_map, h5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50" calcext:value-type="float">
            <text:p>50</text:p>
          </table:table-cell>
          <table:table-cell office:value-type="string" calcext:value-type="string">
            <text:p>Implements: for (name, h_) in h5.items()</text:p>
          </table:table-cell>
          <table:table-cell office:value-type="string" calcext:value-type="string">
            <text:p>xXx__iter_34=iter(h5.items())</text:p>
          </table:table-cell>
        </table:table-row>
        <table:table-row table:style-name="ro3">
          <table:table-cell table:number-columns-repeated="26"/>
          <table:table-cell table:number-columns-repeated="2" office:value-type="string" calcext:value-type="string">
            <text:p>2</text:p>
          </table:table-cell>
          <table:table-cell table:number-columns-repeated="21"/>
          <table:table-cell office:value-type="float" office:value="51" calcext:value-type="float">
            <text:p>51</text:p>
          </table:table-cell>
          <table:table-cell office:value-type="string" calcext:value-type="string">
            <text:p>Implements: for (name, h_) in h5.items()</text:p>
          </table:table-cell>
          <table:table-cell office:value-type="string" calcext:value-type="string">
            <text:p>(name, h_)=next(xXx__iter_34,None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h_.close(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1</text:p>
          </table:table-cell>
          <table:table-cell table:number-columns-repeated="12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logged_ = []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close = numpy.isclose(x,(- 999.0),atol=0.001,rtol=0)</text:p>
          </table:table-cell>
        </table:table-row>
        <table:table-row table:style-name="ro3">
          <table:table-cell table:number-columns-repeated="32"/>
          <table:table-cell office:value-type="string" calcext:value-type="string">
            <text:p>1</text:p>
          </table:table-cell>
          <table:table-cell table:number-columns-repeated="12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logged_.append(True)</text:p>
          </table:table-cell>
        </table:table-row>
        <table:table-row table:style-name="ro3">
          <table:table-cell table:number-columns-repeated="32"/>
          <table:table-cell office:value-type="string" calcext:value-type="string">
            <text:p>2</text:p>
          </table:table-cell>
          <table:table-cell table:number-columns-repeated="16"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ogging.warning('Expression Manager: Encountered value of -999')</text:p>
          </table:table-cell>
        </table:table-row>
        <table:table-row table:style-name="ro3">
          <table:table-cell table:number-columns-repeated="32"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5"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x[close] = numpy.nan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eturn x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2</text:p>
          </table:table-cell>
          <table:table-cell table:number-columns-repeated="19"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k = {k:c_(v) for (k, v) in k.items()}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elf.path = path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2</text:p>
          </table:table-cell>
          <table:table-cell table:number-columns-repeated="13"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elf.genes = None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4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elf.gene_idx = None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k = self.h5[self.gene_idx[gene]]</text:p>
          </table:table-cell>
        </table:table-row>
        <table:table-row table:style-name="ro3">
          <table:table-cell table:number-columns-repeated="37"/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k = _code_999_b(k)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eturn self.genes</text:p>
          </table:table-cell>
        </table:table-row>
        <table:table-row table:style-name="ro3">
          <table:table-cell table:number-columns-repeated="40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(genes, h5) = _structure_file(self.path)</text:p>
          </table:table-cell>
        </table:table-row>
        <table:table-row table:style-name="ro3">
          <table:table-cell table:number-columns-repeated="40"/>
          <table:table-cell office:value-type="string" calcext:value-type="string">
            <text:p>3</text:p>
          </table:table-cell>
          <table:table-cell table:number-columns-repeated="8"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self.genes = genes</text:p>
          </table:table-cell>
        </table:table-row>
        <table:table-row table:style-name="ro3">
          <table:table-cell table:number-columns-repeated="40"/>
          <table:table-cell office:value-type="string" calcext:value-type="string">
            <text:p>4</text:p>
          </table:table-cell>
          <table:table-cell table:number-columns-repeated="8"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self.gene_idx = {gene:id for (id, gene) in enumerate(genes)}</text:p>
          </table:table-cell>
        </table:table-row>
        <table:table-row table:style-name="ro3">
          <table:table-cell table:number-columns-repeated="41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_close_file(self.h5)</text:p>
          </table:table-cell>
        </table:table-row>
        <table:table-row table:style-name="ro3">
          <table:table-cell table:number-columns-repeated="45"/>
          <table:table-cell office:value-type="string" calcext:value-type="string">
            <text:p>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ogging.warning('Expression: Encountered value of -999')</text:p>
          </table:table-cell>
        </table:table-row>
        <table:table-row table:style-name="ro3">
          <table:table-cell table:number-columns-repeated="45"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return numpy.nan</text:p>
          </table:table-cell>
        </table:table-row>
        <table:table-row table:style-name="ro3">
          <table:table-cell table:number-columns-repeated="42"/>
          <table:table-cell office:value-type="string" calcext:value-type="string">
            <text:p>2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k = numpy.array(list(map(c_,k)))</text:p>
          </table:table-cell>
        </table:table-row>
        <table:table-row table:style-name="ro3">
          <table:table-cell table:number-columns-repeated="47"/>
          <table:table-cell office:value-type="string" calcext:value-type="string">
            <text:p>1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logging.info('Acquiring HDF5 expression cache')</text:p>
          </table:table-cell>
        </table:table-row>
        <table:table-row table:style-name="ro3">
          <table:table-cell table:number-columns-repeated="47"/>
          <table:table-cell office:value-type="string" calcext:value-type="string">
            <text:p>2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file = h5py.File(file_path,'r')</text:p>
          </table:table-cell>
        </table:table-row>
        <table:table-row table:style-name="ro3">
          <table:table-cell table:number-columns-repeated="47"/>
          <table:table-cell office:value-type="string" calcext:value-type="string">
            <text:p>4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5 = file['pred_expr']</text:p>
          </table:table-cell>
        </table:table-row>
        <table:table-row table:style-name="ro3">
          <table:table-cell table:number-columns-repeated="47"/>
          <table:table-cell office:value-type="string" calcext:value-type="string">
            <text:p>5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eturn (genes, h5)</text:p>
          </table:table-cell>
        </table:table-row>
        <table:table-row table:style-name="ro3">
          <table:table-cell table:number-columns-repeated="48"/>
          <table:table-cell office:value-type="string" calcext:value-type="string">
            <text:p>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h5.file.close()</text:p>
          </table:table-cell>
        </table:table-row>
        <table:table-row table:style-name="ro3">
          <table:table-cell table:number-columns-repeated="49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49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49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49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52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HDF5Expression.$A$136" table:cell-range-address="$HDF5Expression.$A$136:.$AZ$213"/>
          <table:named-range table:name="ACTIONELSE" table:base-cell-address="$HDF5Expression.$A$216" table:cell-range-address="$HDF5Expression.$A$216:.$AZ$216"/>
          <table:named-range table:name="ACTIONEXCEPT" table:base-cell-address="$HDF5Expression.$A$215" table:cell-range-address="$HDF5Expression.$A$215:.$AZ$215"/>
          <table:named-range table:name="ACTIONFINALLY" table:base-cell-address="$HDF5Expression.$A$217" table:cell-range-address="$HDF5Expression.$A$217:.$AZ$217"/>
          <table:named-range table:name="ACTIONTRY" table:base-cell-address="$HDF5Expression.$A$214" table:cell-range-address="$HDF5Expression.$A$214:.$AZ$214"/>
          <table:named-range table:name="CLASS" table:base-cell-address="$HDF5Expression.$A$54" table:cell-range-address="$HDF5Expression.$A$54:.$AZ$56"/>
          <table:named-range table:name="CONDITION" table:base-cell-address="$HDF5Expression.$A$119" table:cell-range-address="$HDF5Expression.$A$119:.$AZ$133"/>
          <table:named-range table:name="EVENT" table:base-cell-address="$HDF5Expression.$A$85" table:cell-range-address="$HDF5Expression.$A$85:.$AZ$118"/>
          <table:named-range table:name="EXCEPT" table:base-cell-address="$HDF5Expression.$A$53" table:cell-range-address="$HDF5Expression.$A$53:.$AZ$53"/>
          <table:named-range table:name="EXCEPTION" table:base-cell-address="$HDF5Expression.$A$134" table:cell-range-address="$HDF5Expression.$A$134:.$AZ$135"/>
          <table:named-range table:name="INCLUDE" table:base-cell-address="$HDF5Expression.$A$76" table:cell-range-address="$HDF5Expression.$A$76:.$AZ$84"/>
          <table:named-range table:name="METHOD" table:base-cell-address="$HDF5Expression.$A$57" table:cell-range-address="$HDF5Expression.$A$57:.$AZ$75"/>
          <table:named-range table:name="NEXT" table:base-cell-address="$HDF5Expression.$A$52" table:cell-range-address="$HDF5Expression.$A$52:.$AZ$52"/>
          <table:named-range table:name="RULE" table:base-cell-address="$HDF5Expression.$A$2" table:cell-range-address="$HDF5Expression.$A$2:.$AZ$51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7:16:43.5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1T17:16:44.387000000</meta:creation-date>
    <dc:title>modelTemplateV0.1.0</dc:title>
    <meta:editing-duration>PT1M54S</meta:editing-duration>
    <meta:editing-cycles>2</meta:editing-cycles>
    <meta:generator>LibreOffice/7.0.4.2$Windows_X86_64 LibreOffice_project/dcf040e67528d9187c66b2379df5ea4407429775</meta:generator>
    <dc:date>2021-01-11T17:18:38.021000000</dc:date>
    <meta:document-statistic meta:table-count="6" meta:cell-count="3779" meta:object-count="0"/>
    <meta:template xlink:type="simple" xlink:actuate="onRequest" xlink:title="modelTemplateV0.1.0" xlink:href="../../../../../Program%20Files/LibreOffice/program/../share/uno_packages/cache/uno_packages/lu39100wckftw.tmp_/codemap.oxt/template/codemap/modelTemplateV0.1.0.ots" meta:date="2021-01-11T17:16:43.610000000"/>
  </office:meta>
</office:document-meta>
</file>